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officeooo:rsid="0017fa19" officeooo:paragraph-rsid="0017fa19" style:font-style-asian="normal" style:font-weight-asian="bold" style:font-style-complex="normal" style:font-weight-complex="bold"/>
    </style:style>
    <style:style style:name="P2" style:family="paragraph" style:parent-style-name="Standard" style:list-style-name="L1">
      <style:text-properties fo:font-style="normal" fo:font-weight="normal" officeooo:rsid="0017fa19" officeooo:paragraph-rsid="0017fa19" style:font-style-asian="normal" style:font-weight-asian="normal" style:font-style-complex="normal" style:font-weight-complex="normal"/>
    </style:style>
    <style:style style:name="P3" style:family="paragraph" style:parent-style-name="Standard" style:list-style-name="L2">
      <style:text-properties fo:font-style="normal" fo:font-weight="normal" officeooo:rsid="0017fa19" officeooo:paragraph-rsid="0017fa19" style:font-style-asian="normal" style:font-weight-asian="normal" style:font-style-complex="normal" style:font-weight-complex="normal"/>
    </style:style>
    <style:style style:name="P4" style:family="paragraph" style:parent-style-name="Standard" style:list-style-name="L3">
      <style:text-properties fo:font-style="normal" fo:font-weight="normal" officeooo:rsid="0017fa19" officeooo:paragraph-rsid="0017fa19" style:font-style-asian="normal" style:font-weight-asian="normal" style:font-style-complex="normal" style:font-weight-complex="normal"/>
    </style:style>
    <style:style style:name="P5" style:family="paragraph" style:parent-style-name="Standard" style:list-style-name="L3">
      <style:text-properties fo:font-style="normal" fo:font-weight="normal" officeooo:rsid="0018f0be" officeooo:paragraph-rsid="0018f0be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fo:font-style="normal" fo:font-weight="normal" officeooo:rsid="0018f0be" officeooo:paragraph-rsid="0018f0be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text-properties fo:font-style="normal" fo:font-weight="normal" officeooo:rsid="001ac888" officeooo:paragraph-rsid="001ac888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text-properties fo:font-style="normal" fo:font-weight="normal" officeooo:rsid="001c1286" officeooo:paragraph-rsid="001c1286" style:font-style-asian="normal" style:font-weight-asian="normal" style:font-style-complex="normal" style:font-weight-complex="normal"/>
    </style:style>
    <style:style style:name="P9" style:family="paragraph" style:parent-style-name="Standard" style:list-style-name="L3">
      <style:text-properties fo:font-style="normal" fo:font-weight="normal" officeooo:rsid="001c1286" officeooo:paragraph-rsid="001c1286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tyle="normal" fo:font-weight="bold" officeooo:rsid="0017fa19" officeooo:paragraph-rsid="0017fa19" style:font-style-asian="normal" style:font-weight-asian="bold" style:font-style-complex="normal" style:font-weight-complex="bold"/>
    </style:style>
    <style:style style:name="T1" style:family="text">
      <style:text-properties officeooo:rsid="0018f0be"/>
    </style:style>
    <style:style style:name="T2" style:family="text">
      <style:text-properties officeooo:rsid="001ac888"/>
    </style:style>
    <style:style style:name="T3" style:family="text">
      <style:text-properties officeooo:rsid="001c12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hecklist for Aged Care</text:p>
      <text:p text:style-name="P1"/>
      <text:p text:style-name="P1">Aged Care:</text:p>
      <text:list xml:id="list1865790605" text:style-name="L2">
        <text:list-item>
          <text:p text:style-name="P3">Geriatric syndromes (provide assessment, investigations, management for):</text:p>
          <text:list>
            <text:list-item>
              <text:p text:style-name="P3">Incontinence (UI)</text:p>
            </text:list-item>
            <text:list-item>
              <text:p text:style-name="P3">Immobility (Pressure sores/ wounds)</text:p>
            </text:list-item>
            <text:list-item>
              <text:p text:style-name="P3">Iatrogenesis (Polypharmacy)</text:p>
            </text:list-item>
            <text:list-item>
              <text:p text:style-name="P3">Instability (Falls)</text:p>
            </text:list-item>
            <text:list-item>
              <text:p text:style-name="P3">Intellectual decline (Dementia/ <text:span text:style-name="T3">Delirium</text:span>)</text:p>
            </text:list-item>
            <text:list-item>
              <text:p text:style-name="P3">Chronic pain</text:p>
            </text:list-item>
          </text:list>
        </text:list-item>
        <text:list-item>
          <text:p text:style-name="P3">Assessment of geriatric patients</text:p>
          <text:list>
            <text:list-item>
              <text:p text:style-name="P3">CGA</text:p>
            </text:list-item>
            <text:list-item>
              <text:p text:style-name="P3">Cognitive testing</text:p>
            </text:list-item>
            <text:list-item>
              <text:p text:style-name="P8">Delirium assessment</text:p>
            </text:list-item>
          </text:list>
        </text:list-item>
        <text:list-item>
          <text:p text:style-name="P3">Allied health roles in Aged Care</text:p>
          <text:list>
            <text:list-item>
              <text:p text:style-name="P3">Dietitian, <text:span text:style-name="T1">PT</text:span>, Speech Pathologist, <text:span text:style-name="T1">OT, Social worker</text:span></text:p>
            </text:list-item>
          </text:list>
        </text:list-item>
        <text:list-item>
          <text:p text:style-name="P8">Residential aged care facilities</text:p>
          <text:list>
            <text:list-item>
              <text:p text:style-name="P8">What types are there</text:p>
            </text:list-item>
            <text:list-item>
              <text:p text:style-name="P8">What patients are ideal for residential care</text:p>
            </text:list-item>
          </text:list>
        </text:list-item>
      </text:list>
      <text:p text:style-name="P1"/>
      <text:p text:style-name="P1">Rehabilitation medicine:</text:p>
      <text:list xml:id="list2505123117" text:style-name="L3">
        <text:list-item>
          <text:p text:style-name="P4">Allied health roles in Aged Care<text:tab/></text:p>
          <text:list>
            <text:list-item>
              <text:p text:style-name="P5">PT, Speech pathologist, Occupational therapist, Social worker</text:p>
            </text:list-item>
          </text:list>
        </text:list-item>
        <text:list-item>
          <text:p text:style-name="P9">Issues around returning to function:<text:tab/></text:p>
          <text:list>
            <text:list-item>
              <text:p text:style-name="P9">Driving after injury/ stroke/ vision impairment</text:p>
            </text:list-item>
            <text:list-item>
              <text:p text:style-name="P9">Resuming work (bring in social work)</text:p>
            </text:list-item>
            <text:list-item>
              <text:p text:style-name="P9"/>
            </text:list-item>
          </text:list>
        </text:list-item>
      </text:list>
      <text:p text:style-name="P1"/>
      <text:p text:style-name="P1"/>
      <text:p text:style-name="P1">Psychiatry of Old Age:</text:p>
      <text:p text:style-name="P1"/>
      <text:p text:style-name="P1"/>
      <text:p text:style-name="P1"/>
      <text:p text:style-name="P1">Palliative care:</text:p>
      <text:list xml:id="list4056475934" text:style-name="L1">
        <text:list-item>
          <text:p text:style-name="P2">Structure of a palliative care history</text:p>
          <text:list>
            <text:list-item>
              <text:p text:style-name="P7">Diagnosis/ Cause of death</text:p>
            </text:list-item>
            <text:list-item>
              <text:p text:style-name="P7">Symptoms (pain, bowels, nausea, sob, mental status changes/ delirium)</text:p>
            </text:list-item>
          </text:list>
        </text:list-item>
        <text:list-item>
          <text:p text:style-name="P2">End of life decision making, ACDs, will <text:span text:style-name="T2">writing</text:span></text:p>
        </text:list-item>
        <text:list-item>
          <text:p text:style-name="P6">Allied health roles in Palliative Care</text:p>
          <text:list>
            <text:list-item>
              <text:p text:style-name="P6">Music therapy, Pastoral care</text:p>
            </text:list-item>
          </text:list>
        </text:list-item>
        <text:list-item>
          <text:p text:style-name="P6">Outpatient palliative care</text:p>
          <text:list>
            <text:list-item>
              <text:p text:style-name="P6">What patients are benefit from outpatient Palliative Care<text:tab/></text:p>
              <text:list>
                <text:list-item>
                  <text:p text:style-name="P6">Terminal patients dying at home</text:p>
                </text:list-item>
                <text:list-item>
                  <text:p text:style-name="P6">Patients with complex symptom management</text:p>
                </text:list-item>
              </text:list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3-12T22:55:08.726064578</meta:creation-date>
    <meta:generator>LibreOffice/6.0.7.3$Linux_X86_64 LibreOffice_project/00m0$Build-3</meta:generator>
    <dc:date>2019-03-12T23:05:24.767109626</dc:date>
    <dc:creator>Jack O'Shaughnessy</dc:creator>
    <meta:editing-duration>PT10M16S</meta:editing-duration>
    <meta:editing-cycles>4</meta:editing-cycles>
    <meta:document-statistic meta:table-count="0" meta:image-count="0" meta:object-count="0" meta:page-count="1" meta:paragraph-count="37" meta:word-count="194" meta:character-count="1216" meta:non-whitespace-character-count="1087"/>
  </office:meta>
</office:document-meta>
</file>